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ext-properties fo:color="#cc00cc"/>
    </style:style>
    <style:style style:name="ce4" style:family="table-cell" style:parent-style-name="Default">
      <style:text-properties fo:color="#0000cc"/>
    </style:style>
    <style:style style:name="ce5" style:family="table-cell" style:parent-style-name="Default">
      <style:text-properties fo:color="#996600"/>
    </style:style>
    <style:style style:name="ce6" style:family="table-cell" style:parent-style-name="Default">
      <style:text-properties fo:color="#009933"/>
    </style:style>
    <style:style style:name="ce7" style:family="table-cell" style:parent-style-name="Default">
      <style:text-properties fo:color="#cc0000"/>
    </style:style>
    <style:style style:name="ce8" style:family="table-cell" style:parent-style-name="Default">
      <style:text-properties fo:color="#cc9900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fo:color="#666666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</style:style>
    <style:style style:name="ce25" style:family="table-cell" style:parent-style-name="Default" style:data-style-name="N123"/>
    <style:style style:name="ce26" style:family="table-cell" style:parent-style-name="Default" style:data-style-name="N123">
      <style:text-properties fo:color="#cc00cc"/>
    </style:style>
    <style:style style:name="ce27" style:family="table-cell" style:parent-style-name="Default" style:data-style-name="N123">
      <style:text-properties fo:color="#0000cc"/>
    </style:style>
    <style:style style:name="ce28" style:family="table-cell" style:parent-style-name="Default" style:data-style-name="N122">
      <style:table-cell-properties fo:background-color="#99ff99"/>
      <style:text-properties fo:font-weight="bold" style:font-weight-asian="bold" style:font-weight-complex="bold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</style:style>
    <style:style style:name="ce31" style:family="table-cell" style:parent-style-name="Default">
      <style:text-properties fo:color="#ff99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3">
      <style:table-cell-properties fo:border-bottom="none" fo:border-left="none" fo:border-right="0.06pt solid #000000" fo:border-top="none"/>
      <style:text-properties fo:color="#cc00cc"/>
    </style:style>
    <style:style style:name="ce37" style:family="table-cell" style:parent-style-name="Default" style:data-style-name="N123">
      <style:table-cell-properties fo:border-bottom="none" fo:border-left="none" fo:border-right="0.06pt solid #000000" fo:border-top="none"/>
      <style:text-properties fo:color="#0000cc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42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3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LatticesM" table:style-name="ta1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2]-[LatticesM.H6])" office:value-type="float" office:value="1.182175" calcext:value-type="float">
            <text:p>1.182175</text:p>
          </table:table-cell>
          <table:table-cell table:style-name="ce23" table:formula="of:=[LatticesM.C2]+[LatticesM.I6]" office:value-type="float" office:value="0.000017" calcext:value-type="float">
            <text:p>0.00001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N6]-[LatticesM.B7])" office:value-type="float" office:value="0.000277000000000083" calcext:value-type="float">
            <text:p>0.000277</text:p>
          </table:table-cell>
          <table:table-cell table:style-name="ce28" table:formula="of:=[LatticesM.C7]+[LatticesM.O6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T6]-[LatticesM.B13])" office:value-type="float" office:value="0.0000430000000000153" calcext:value-type="float">
            <text:p>0.000043</text:p>
          </table:table-cell>
          <table:table-cell table:style-name="ce47" table:formula="of:=[LatticesM.U6]+[LatticesM.C13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175" calcext:value-type="float">
            <text:p>1.18217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11" table:formula="of:=[LatticesM.$A2]" office:value-type="string" office:string-value="2A" calcext:value-type="string">
            <text:p>2A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7]" office:value-type="string" office:string-value="2E" calcext:value-type="string">
            <text:p>2E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13]" office:value-type="string" office:string-value="2K" calcext:value-type="string">
            <text:p>2K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2A_600</text:p>
          </table:table-cell>
          <table:table-cell office:value-type="float" office:value="1.180818" calcext:value-type="float">
            <text:p>1.18081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6925" calcext:value-type="float">
            <text:p>1.06925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2001" calcext:value-type="float">
            <text:p>1.0200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4" office:value-type="string" calcext:value-type="string">
            <text:p>2B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693" calcext:value-type="float">
            <text:p>1.0693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style-name="ce5" office:value-type="string" calcext:value-type="string">
            <text:p>2C</text:p>
          </table:table-cell>
          <table:table-cell office:value-type="float" office:value="1.173751" calcext:value-type="float">
            <text:p>1.17375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6939" calcext:value-type="float">
            <text:p>1.06939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2007" calcext:value-type="float">
            <text:p>1.0200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style-name="ce6" office:value-type="string" calcext:value-type="string">
            <text:p>2D</text:p>
          </table:table-cell>
          <table:table-cell office:value-type="float" office:value="1.165591" calcext:value-type="float">
            <text:p>1.16559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3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6935" calcext:value-type="float">
            <text:p>1.06935</text:p>
          </table:table-cell>
          <table:table-cell table:style-name="ce33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2002" calcext:value-type="float">
            <text:p>1.02002</text:p>
          </table:table-cell>
          <table:table-cell table:style-name="ce33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7" office:value-type="string" calcext:value-type="string">
            <text:p>2E</text:p>
          </table:table-cell>
          <table:table-cell office:value-type="float" office:value="1.069627" calcext:value-type="float">
            <text:p>1.06962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2F</text:p>
          </table:table-cell>
          <table:table-cell office:value-type="float" office:value="0.976018" calcext:value-type="float">
            <text:p>0.976018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2G</text:p>
          </table:table-cell>
          <table:table-cell office:value-type="float" office:value="0.847695" calcext:value-type="float">
            <text:p>0.84769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3]-[LatticesM.H14])" office:value-type="float" office:value="0.000717999999999996" calcext:value-type="float">
            <text:p>0.000718</text:p>
          </table:table-cell>
          <table:table-cell table:style-name="ce24" table:formula="of:=[LatticesM.C3]+[LatticesM.I14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8]-[LatticesM.N14])" office:value-type="float" office:value="0.000547999999999882" calcext:value-type="float">
            <text:p>0.000548</text:p>
          </table:table-cell>
          <table:table-cell table:style-name="ce24" table:formula="of:=[LatticesM.C8]+[LatticesM.O14]" office:value-type="float" office:value="0.000166" calcext:value-type="float">
            <text:p>0.000166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4]-[LatticesM.T14])" office:value-type="float" office:value="0.000445000000000029" calcext:value-type="float">
            <text:p>0.000445</text:p>
          </table:table-cell>
          <table:table-cell table:style-name="ce47" table:formula="of:=[LatticesM.C14]+[LatticesM.U14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5" office:value-type="string" calcext:value-type="string">
            <text:p>2H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4" table:formula="of:=[LatticesM.A3]" office:value-type="string" office:string-value="2A_600" calcext:value-type="string">
            <text:p>2A_600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8]" office:value-type="string" office:string-value="2F" calcext:value-type="string">
            <text:p>2F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14]" office:value-type="string" office:string-value="2L" calcext:value-type="string">
            <text:p>2L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6" office:value-type="string" calcext:value-type="string">
            <text:p>2I</text:p>
          </table:table-cell>
          <table:table-cell office:value-type="float" office:value="1.179916" calcext:value-type="float">
            <text:p>1.17991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6" calcext:value-type="float">
            <text:p>1.18006</text:p>
          </table:table-cell>
          <table:table-cell table:style-name="ce35"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531" calcext:value-type="float">
            <text:p>0.97531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1848" calcext:value-type="float">
            <text:p>1.01848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8" office:value-type="string" calcext:value-type="string">
            <text:p>2J</text:p>
          </table:table-cell>
          <table:table-cell office:value-type="float" office:value="0.975193" calcext:value-type="float">
            <text:p>0.97519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24" calcext:value-type="float">
            <text:p>1.18024</text:p>
          </table:table-cell>
          <table:table-cell table:style-name="ce35"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539" calcext:value-type="float">
            <text:p>0.9753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1832" calcext:value-type="float">
            <text:p>1.01832</text:p>
          </table:table-cell>
          <table:table-cell office:value-type="float" office:value="0.0002" calcext:value-type="float">
            <text:p>0.0002</text:p>
          </table:table-cell>
          <table:table-cell/>
        </table:table-row>
        <table:table-row table:style-name="ro1">
          <table:table-cell table:style-name="ce7" office:value-type="string" calcext:value-type="string">
            <text:p>2K</text:p>
          </table:table-cell>
          <table:table-cell office:value-type="float" office:value="1.020063" calcext:value-type="float">
            <text:p>1.02006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7" calcext:value-type="float">
            <text:p>1.18007</text:p>
          </table:table-cell>
          <table:table-cell table:style-name="ce35"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1853" calcext:value-type="float">
            <text:p>1.01853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style-name="ce3" office:value-type="string" calcext:value-type="string">
            <text:p>2L</text:p>
          </table:table-cell>
          <table:table-cell office:value-type="float" office:value="1.018915" calcext:value-type="float">
            <text:p>1.018915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6" office:value-type="float" office:value="1.1801" calcext:value-type="float">
            <text:p>1.18010</text:p>
          </table:table-cell>
          <table:table-cell table:style-name="ce36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0.97547" calcext:value-type="float">
            <text:p>0.97547</text:p>
          </table:table-cell>
          <table:table-cell table:style-name="ce44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1.01847" calcext:value-type="float">
            <text:p>1.01847</text:p>
          </table:table-cell>
          <table:table-cell table:style-name="ce44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4" office:value-type="string" calcext:value-type="string">
            <text:p>2M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2N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2O</text:p>
          </table:table-cell>
          <table:table-cell office:value-type="float" office:value="1.047729" calcext:value-type="float">
            <text:p>1.047729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4]-[LatticesM.H22])" office:value-type="float" office:value="0.000559999999999894" calcext:value-type="float">
            <text:p>0.000560</text:p>
          </table:table-cell>
          <table:table-cell table:style-name="ce24" table:formula="of:=[LatticesM.C4]+[LatticesM.I22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9]-[LatticesM.N22])" office:value-type="float" office:value="0.000104999999999911" calcext:value-type="float">
            <text:p>0.000105</text:p>
          </table:table-cell>
          <table:table-cell table:style-name="ce28" table:formula="of:=[LatticesM.C9]+[LatticesM.O22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5]-[LatticesM.T22])" office:value-type="float" office:value="0.000115999999999894" calcext:value-type="float">
            <text:p>0.000116</text:p>
          </table:table-cell>
          <table:table-cell table:style-name="ce47" table:formula="of:=[LatticesM.C15]+[LatticesM.U22]" office:value-type="float" office:value="0.000165" calcext:value-type="float">
            <text:p>0.00016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8" office:value-type="string" calcext:value-type="string">
            <text:p>2P</text:p>
          </table:table-cell>
          <table:table-cell office:value-type="float" office:value="0.92741" calcext:value-type="float">
            <text:p>0.92741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5" table:formula="of:=[LatticesM.A4]" office:value-type="string" office:string-value="2B" calcext:value-type="string">
            <text:p>2B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9]" office:value-type="string" office:string-value="2G" calcext:value-type="string">
            <text:p>2G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15]" office:value-type="string" office:string-value="2M" calcext:value-type="string">
            <text:p>2M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61" calcext:value-type="float">
            <text:p>1.18261</text:p>
          </table:table-cell>
          <table:table-cell table:style-name="ce35" office:value-type="float" office:value="0.0002" calcext:value-type="float">
            <text:p>0.00020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84745" calcext:value-type="float">
            <text:p>0.84745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3873" calcext:value-type="float">
            <text:p>0.9387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47" calcext:value-type="float">
            <text:p>1.18247</text:p>
          </table:table-cell>
          <table:table-cell table:style-name="ce35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4733" calcext:value-type="float">
            <text:p>0.84733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3874" calcext:value-type="float">
            <text:p>0.93874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96" calcext:value-type="float">
            <text:p>1.18296</text:p>
          </table:table-cell>
          <table:table-cell table:style-name="ce35"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4781" calcext:value-type="float">
            <text:p>0.84781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3863" calcext:value-type="float">
            <text:p>0.9386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7" office:value-type="float" office:value="1.1828" calcext:value-type="float">
            <text:p>1.18280</text:p>
          </table:table-cell>
          <table:table-cell table:style-name="ce37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 office:value-type="float" office:value="0.84759" calcext:value-type="float">
            <text:p>0.84759</text:p>
          </table:table-cell>
          <table:table-cell table:style-name="ce45" office:value-type="float" office:value="0.00013" calcext:value-type="float">
            <text:p>0.0001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 office:value-type="float" office:value="0.93868" calcext:value-type="float">
            <text:p>0.93868</text:p>
          </table:table-cell>
          <table:table-cell table:style-name="ce45" office:value-type="float" office:value="0.00014" calcext:value-type="float">
            <text:p>0.00014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5]-[LatticesM.H30])" office:value-type="float" office:value="0.000170999999999921" calcext:value-type="float">
            <text:p>0.000171</text:p>
          </table:table-cell>
          <table:table-cell table:style-name="ce28" table:formula="of:=[LatticesM.C5]+[LatticesM.I30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10]-[LatticesM.N30])" office:value-type="float" office:value="0.000770999999999855" calcext:value-type="float">
            <text:p>0.000771</text:p>
          </table:table-cell>
          <table:table-cell table:style-name="ce24" table:formula="of:=[LatticesM.C10]+[LatticesM.O30]" office:value-type="float" office:value="0.000145" calcext:value-type="float">
            <text:p>0.00014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6" office:value-type="string" calcext:value-type="string">
            <text:p>Δkeff=</text:p>
          </table:table-cell>
          <table:table-cell table:style-name="ce48" table:formula="of:=ABS([LatticesM.B16]-[LatticesM.T30])" office:value-type="float" office:value="0.0264450000000002" calcext:value-type="float">
            <text:p>0.026445</text:p>
          </table:table-cell>
          <table:table-cell table:style-name="ce48" table:formula="of:=[LatticesM.C16]+[LatticesM.U30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6" table:formula="of:=[LatticesM.A5]" office:value-type="string" office:string-value="2C" calcext:value-type="string">
            <text:p>2C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0]" office:value-type="string" office:string-value="2H" calcext:value-type="string">
            <text:p>2H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6]" office:value-type="string" office:string-value="2N" calcext:value-type="string">
            <text:p>2N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1.17377" calcext:value-type="float">
            <text:p>1.17377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0.78754" calcext:value-type="float">
            <text:p>0.7875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0.89625" calcext:value-type="float">
            <text:p>0.89625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356" calcext:value-type="float">
            <text:p>1.1735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8758" calcext:value-type="float">
            <text:p>0.78758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9609" calcext:value-type="float">
            <text:p>0.89609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354" calcext:value-type="float">
            <text:p>1.1735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8735" calcext:value-type="float">
            <text:p>0.78735</text:p>
          </table:table-cell>
          <table:table-cell office:value-type="float" office:value="0.00015" calcext:value-type="float">
            <text:p>0.0001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9596" calcext:value-type="float">
            <text:p>0.89596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1.17358" calcext:value-type="float">
            <text:p>1.17358</text:p>
          </table:table-cell>
          <table:table-cell table:style-name="ce38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0.78745" calcext:value-type="float">
            <text:p>0.78745</text:p>
          </table:table-cell>
          <table:table-cell table:style-name="ce38" office:value-type="float" office:value="0.00012" calcext:value-type="float">
            <text:p>0.0001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0.89606" calcext:value-type="float">
            <text:p>0.89606</text:p>
          </table:table-cell>
          <table:table-cell table:style-name="ce38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6]-[LatticesM.H38])" office:value-type="float" office:value="0.000268999999999853" calcext:value-type="float">
            <text:p>0.000269</text:p>
          </table:table-cell>
          <table:table-cell table:style-name="ce28" table:formula="of:=[LatticesM.C6]+[LatticesM.I38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11]-[LatticesM.N38])" office:value-type="float" office:value="0.000375999999999932" calcext:value-type="float">
            <text:p>0.000376</text:p>
          </table:table-cell>
          <table:table-cell table:style-name="ce28" table:formula="of:=[LatticesM.C11]+[LatticesM.O38]" office:value-type="float" office:value="0.000164" calcext:value-type="float">
            <text:p>0.00016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7]-[LatticesM.T38])" office:value-type="float" office:value="0.000108999999999915" calcext:value-type="float">
            <text:p>0.000109</text:p>
          </table:table-cell>
          <table:table-cell table:style-name="ce47" table:formula="of:=[LatticesM.C17]+[LatticesM.U38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7" table:formula="of:=[LatticesM.A6]" office:value-type="string" office:string-value="2D" calcext:value-type="string">
            <text:p>2D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1]" office:value-type="string" office:string-value="2I" calcext:value-type="string">
            <text:p>2I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7]" office:value-type="string" office:string-value="2O" calcext:value-type="string">
            <text:p>2O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583" calcext:value-type="float">
            <text:p>1.16583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7947" calcext:value-type="float">
            <text:p>1.17947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95" calcext:value-type="float">
            <text:p>1.1795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958" calcext:value-type="float">
            <text:p>1.17958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4767" calcext:value-type="float">
            <text:p>1.0476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16586" calcext:value-type="float">
            <text:p>1.16586</text:p>
          </table:table-cell>
          <table:table-cell table:style-name="ce39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17954" calcext:value-type="float">
            <text:p>1.17954</text:p>
          </table:table-cell>
          <table:table-cell table:style-name="ce39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04762" calcext:value-type="float">
            <text:p>1.04762</text:p>
          </table:table-cell>
          <table:table-cell table:style-name="ce39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30" table:formula="of:=ABS([LatticesM.B19]-[LatticesM.H46])" office:value-type="float" office:value="1.17194" calcext:value-type="float">
            <text:p>1.171940</text:p>
          </table:table-cell>
          <table:table-cell table:style-name="ce30" table:formula="of:=[LatticesM.C19]+[LatticesM.I46]" office:value-type="float" office:value="0.000016" calcext:value-type="float">
            <text:p>0.000016</text:p>
          </table:table-cell>
          <table:table-cell/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12]-[LatticesM.N46])" office:value-type="float" office:value="0.000392999999999866" calcext:value-type="float">
            <text:p>0.000393</text:p>
          </table:table-cell>
          <table:table-cell table:style-name="ce28" table:formula="of:=[LatticesM.C12]+[LatticesM.O46]" office:value-type="float" office:value="0.000165" calcext:value-type="float">
            <text:p>0.00016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8]-[LatticesM.T46])" office:value-type="float" office:value="0.000079999999999858" calcext:value-type="float">
            <text:p>0.00008</text:p>
          </table:table-cell>
          <table:table-cell table:style-name="ce47" table:formula="of:=[LatticesM.C18]+[LatticesM.U46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8" table:formula="of:=[.A19]" office:value-type="string" office:string-value="2Q" calcext:value-type="string">
            <text:p>2Q</text:p>
          </table:table-cell>
          <table:table-cell table:style-name="ce19" table:number-columns-repeated="2"/>
          <table:table-cell table:style-name="ce9"/>
          <table:table-cell table:style-name="ce10"/>
          <table:table-cell/>
          <table:table-cell table:style-name="ce41" table:formula="of:=[LatticesM.A12]" office:value-type="string" office:string-value="2J" calcext:value-type="string">
            <text:p>2J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41" table:formula="of:=[LatticesM.A18]" office:value-type="string" office:string-value="2P" calcext:value-type="string">
            <text:p>2P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2721" calcext:value-type="float">
            <text:p>0.9272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469" calcext:value-type="float">
            <text:p>0.97469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2726" calcext:value-type="float">
            <text:p>0.92726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491" calcext:value-type="float">
            <text:p>0.97491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2738" calcext:value-type="float">
            <text:p>0.92738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/>
          <table:table-cell table:style-name="ce4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 office:value-type="float" office:value="0.9748" calcext:value-type="float">
            <text:p>0.9748</text:p>
          </table:table-cell>
          <table:table-cell table:style-name="ce40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 office:value-type="float" office:value="0.92733" calcext:value-type="float">
            <text:p>0.92733</text:p>
          </table:table-cell>
          <table:table-cell table:style-name="ce40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4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0:21:20.905397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3:43:38.923883230</meta:creation-date>
    <dc:date>2016-11-21T12:52:57.118364636</dc:date>
    <meta:editing-duration>P1DT19H27M1S</meta:editing-duration>
    <meta:editing-cycles>28</meta:editing-cycles>
    <meta:generator>LibreOffice/5.1.6.2.0$Linux_X86_64 LibreOffice_project/10$Build-2</meta:generator>
    <meta:document-statistic meta:table-count="1" meta:cell-count="615" meta:object-count="0"/>
  </office:meta>
</office:document-meta>
</file>